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cm" fo:min-width="5.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3.3cm" svg:x="2.501cm" svg:y="2.201cm">
          <text:p text:style-name="P1">Person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5.7cm" svg:height="3.3cm" svg:x="12.601cm" svg:y="2.201cm">
          <text:p text:style-name="P1">Adres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201cm" svg:y1="3.851cm" svg:x2="12.601cm" svg:y2="3.851cm" draw:start-shape="id1" draw:start-glue-point="7" draw:end-shape="id2" draw:end-glue-point="5" svg:d="M8201 3851h4400" svg:viewBox="0 0 4401 1">
          <text:p/>
        </draw:connector>
        <draw:frame draw:style-name="gr3" draw:text-style-name="P3" draw:layer="layout" svg:width="2.3cm" svg:height="0.962cm" svg:x="9.751cm" svg:y="2.401cm">
          <draw:text-box>
            <text:p>1..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21:38:42.249731962</meta:creation-date>
    <dc:date>2016-04-26T22:17:16.828599650</dc:date>
    <meta:editing-duration>PT1M31S</meta:editing-duration>
    <meta:editing-cycles>4</meta:editing-cycles>
    <meta:generator>LibreOffice/5.0.5.2$Linux_X86_64 LibreOffice_project/00m0$Build-2</meta:generator>
    <meta:document-statistic meta:object-count="4"/>
  </office:meta>
</office:document-meta>
</file>